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963"/>
    </style:style>
    <style:style style:name="P2" style:family="paragraph" style:parent-style-name="Standard">
      <style:text-properties officeooo:rsid="0010ac79" officeooo:paragraph-rsid="0010ac79"/>
    </style:style>
    <style:style style:name="P3" style:family="paragraph" style:parent-style-name="Standard">
      <style:text-properties officeooo:rsid="00124999" officeooo:paragraph-rsid="00124999"/>
    </style:style>
    <style:style style:name="P4" style:family="paragraph" style:parent-style-name="Standard">
      <style:text-properties officeooo:rsid="00134e58" officeooo:paragraph-rsid="0013d1c9"/>
    </style:style>
    <style:style style:name="P5" style:family="paragraph" style:parent-style-name="Standard">
      <style:text-properties officeooo:rsid="00134e58" officeooo:paragraph-rsid="0013e1fa"/>
    </style:style>
    <style:style style:name="P6" style:family="paragraph" style:parent-style-name="Standard">
      <style:text-properties officeooo:paragraph-rsid="001466cf"/>
    </style:style>
    <style:style style:name="P7" style:family="paragraph" style:parent-style-name="Standard">
      <style:text-properties style:text-underline-style="solid" style:text-underline-width="auto" style:text-underline-color="font-color" officeooo:rsid="001466cf" officeooo:paragraph-rsid="001466cf"/>
    </style:style>
    <style:style style:name="P8" style:family="paragraph" style:parent-style-name="Standard">
      <style:text-properties style:text-underline-style="none" officeooo:rsid="001466cf" officeooo:paragraph-rsid="001466cf"/>
    </style:style>
    <style:style style:name="P9" style:family="paragraph" style:parent-style-name="Standard">
      <style:text-properties officeooo:rsid="0013d1c9" officeooo:paragraph-rsid="0013e1fa"/>
    </style:style>
    <style:style style:name="P10" style:family="paragraph" style:parent-style-name="Standard">
      <style:text-properties officeooo:rsid="0013e1fa" officeooo:paragraph-rsid="0013e1fa"/>
    </style:style>
    <style:style style:name="P11" style:family="paragraph" style:parent-style-name="Standard">
      <style:text-properties officeooo:rsid="00189365" officeooo:paragraph-rsid="00189365"/>
    </style:style>
    <style:style style:name="P12" style:family="paragraph" style:parent-style-name="Standard">
      <style:text-properties officeooo:rsid="001a9922" officeooo:paragraph-rsid="001a9922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a9922" officeooo:paragraph-rsid="001a9922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c97ff" officeooo:paragraph-rsid="001c97ff"/>
    </style:style>
    <style:style style:name="P15" style:family="paragraph" style:parent-style-name="Standard">
      <style:text-properties officeooo:rsid="001d7271" officeooo:paragraph-rsid="001d7271"/>
    </style:style>
    <style:style style:name="P16" style:family="paragraph" style:parent-style-name="Standard">
      <style:text-properties officeooo:rsid="0023774e" officeooo:paragraph-rsid="0023774e"/>
    </style:style>
    <style:style style:name="P17" style:family="paragraph" style:parent-style-name="Standard">
      <style:text-properties officeooo:rsid="0024e5cf" officeooo:paragraph-rsid="0024e5cf"/>
    </style:style>
    <style:style style:name="P18" style:family="paragraph" style:parent-style-name="Standard" style:list-style-name="L1">
      <style:text-properties officeooo:paragraph-rsid="001466cf"/>
    </style:style>
    <style:style style:name="P19" style:family="paragraph" style:parent-style-name="Standard" style:list-style-name="L1">
      <style:text-properties officeooo:paragraph-rsid="0015a53e"/>
    </style:style>
    <style:style style:name="P20" style:family="paragraph" style:parent-style-name="Standard" style:list-style-name="L1">
      <style:text-properties officeooo:rsid="0010b901" officeooo:paragraph-rsid="001466cf"/>
    </style:style>
    <style:style style:name="P21" style:family="paragraph" style:parent-style-name="Standard" style:list-style-name="L1">
      <style:text-properties officeooo:rsid="001466cf" officeooo:paragraph-rsid="001466cf"/>
    </style:style>
    <style:style style:name="P22" style:family="paragraph" style:parent-style-name="Standard" style:list-style-name="L2">
      <style:text-properties officeooo:rsid="00189365" officeooo:paragraph-rsid="00189365"/>
    </style:style>
    <style:style style:name="P23" style:family="paragraph" style:parent-style-name="Standard" style:list-style-name="L3">
      <style:text-properties officeooo:rsid="001a9922" officeooo:paragraph-rsid="001a9922"/>
    </style:style>
    <style:style style:name="P24" style:family="paragraph" style:parent-style-name="Standard">
      <style:text-properties officeooo:rsid="0024e5cf" officeooo:paragraph-rsid="0024e5cf"/>
    </style:style>
    <style:style style:name="P25" style:family="paragraph" style:parent-style-name="Standard">
      <style:text-properties officeooo:rsid="002bc06d" officeooo:paragraph-rsid="002bc06d"/>
    </style:style>
    <style:style style:name="P26" style:family="paragraph" style:parent-style-name="Standard">
      <style:text-properties officeooo:rsid="002053f0" officeooo:paragraph-rsid="002053f0"/>
    </style:style>
    <style:style style:name="P27" style:family="paragraph" style:parent-style-name="Standard">
      <style:text-properties officeooo:rsid="002cc071" officeooo:paragraph-rsid="002cc071"/>
    </style:style>
    <style:style style:name="P28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style:text-underline-style="none" fo:font-weight="normal" officeooo:rsid="001466cf" officeooo:paragraph-rsid="001466cf" style:font-weight-asian="normal" style:font-weight-complex="normal"/>
    </style:style>
    <style:style style:name="P29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fo:font-size="12pt" style:text-underline-style="none" fo:font-weight="normal" officeooo:rsid="001466cf" officeooo:paragraph-rsid="00189365" style:font-size-asian="12pt" style:font-weight-asian="normal" style:font-size-complex="12pt" style:font-weight-complex="normal"/>
    </style:style>
    <style:style style:name="T1" style:family="text">
      <style:text-properties officeooo:rsid="000f7963"/>
    </style:style>
    <style:style style:name="T2" style:family="text">
      <style:text-properties officeooo:rsid="0010ac79"/>
    </style:style>
    <style:style style:name="T3" style:family="text">
      <style:text-properties officeooo:rsid="00134e58"/>
    </style:style>
    <style:style style:name="T4" style:family="text">
      <style:text-properties officeooo:rsid="001466cf"/>
    </style:style>
    <style:style style:name="T5" style:family="text">
      <style:text-properties officeooo:rsid="0017315f"/>
    </style:style>
    <style:style style:name="T6" style:family="text">
      <style:text-properties officeooo:rsid="001eff06"/>
    </style:style>
    <style:style style:name="T7" style:family="text">
      <style:text-properties officeooo:rsid="002053f0"/>
    </style:style>
    <style:style style:name="T8" style:family="text">
      <style:text-properties officeooo:rsid="0021e143"/>
    </style:style>
    <style:style style:name="T9" style:family="text">
      <style:text-properties officeooo:rsid="0024e5cf"/>
    </style:style>
    <style:style style:name="T10" style:family="text">
      <style:text-properties officeooo:rsid="0028cdd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01-07-2020 </text:p>
      <text:p text:style-name="P8"/>
      <text:list xml:id="list3856746450" text:style-name="L1">
        <text:list-item>
          <text:p text:style-name="P28">AWS Free Account Created </text:p>
        </text:list-item>
        <text:list-item>
          <text:p text:style-name="P29">Install the AWS CLI version 2 on Linux</text:p>
        </text:list-item>
        <text:list-item>
          <text:p text:style-name="P29">Access keys (access key ID and secret access key)</text:p>
        </text:list-item>
        <text:list-item>
          <text:p text:style-name="P20">User Creation:</text:p>
          <text:p text:style-name="P18"><text:span text:style-name="T4"><text:s text:c="5"/>* <text:s/>I</text:span><text:span text:style-name="T1">AM- Identity Access Management</text:span></text:p>
          <text:p text:style-name="P18"/>
          <text:list>
            <text:list-header>
              <text:p text:style-name="P19"><text:span text:style-name="T2">* <text:s/>After create a user we will get two ids: </text:span><text:span text:style-name="T1">aws_access_key_id and <text:s/>aws_secret_access_key </text:span><text:span text:style-name="T4">and d</text:span><text:span text:style-name="T2">ownload the </text:span><text:span text:style-name="T4">keys.</text:span></text:p>
            </text:list-header>
          </text:list>
        </text:list-item>
        <text:list-item>
          <text:p text:style-name="P21">I’ve created S3 Bucket manually and also created using command line </text:p>
        </text:list-item>
        <text:list-item>
          <text:p text:style-name="P21">And also Upload a file to bucket manually and also using command line</text:p>
        </text:list-item>
      </text:list>
      <text:p text:style-name="P1"/>
      <text:p text:style-name="P6"/>
      <text:p text:style-name="P2"/>
      <text:p text:style-name="P3"><text:span text:style-name="T5">used </text:span>command:</text:p>
      <text:p text:style-name="P2"/>
      <text:p text:style-name="P3"><text:span text:style-name="T3">1. </text:span>aws configure</text:p>
      <text:p text:style-name="P4">2. aws s3 mb s3://bucketname/ <text:s text:c="4"/></text:p>
      <text:p text:style-name="P9">3. aws s3 cp usbboot.txt s3://imnishanthtr2/</text:p>
      <text:p text:style-name="P10">4. aws s3 cp s3://imnishanthtr2/usbboot.txt home/</text:p>
      <text:p text:style-name="P5"/>
      <text:p text:style-name="P5"/>
      <text:list xml:id="list3798412083" text:style-name="L2">
        <text:list-item>
          <text:p text:style-name="P22">Github account created</text:p>
        </text:list-item>
      </text:list>
      <text:p text:style-name="P11"/>
      <text:p text:style-name="P11"/>
      <text:p text:style-name="P13">02-07-2020</text:p>
      <text:p text:style-name="P1"/>
      <text:list xml:id="list2282162462" text:style-name="L3">
        <text:list-item>
          <text:p text:style-name="P23">Terraform installed</text:p>
        </text:list-item>
      </text:list>
      <text:p text:style-name="P12"/>
      <text:p text:style-name="P14">Gitub- Version Control System</text:p>
      <text:p text:style-name="P14"/>
      <text:p text:style-name="P14">Collaboration</text:p>
      <text:p text:style-name="P14">Storing Version</text:p>
      <text:p text:style-name="P14"/>
      <text:p text:style-name="P15">g<text:span text:style-name="T7">i</text:span>t remote add origin “url” <text:span text:style-name="T6">=&gt; connect/</text:span><text:span text:style-name="T7">link</text:span><text:span text:style-name="T6"> to the remote directory</text:span></text:p>
      <text:p text:style-name="P26">git pull origin master <text:span text:style-name="T8">=&gt; fetch file from the remote directory</text:span></text:p>
      <text:p text:style-name="P25">git init</text:p>
      <text:p text:style-name="P27">git status</text:p>
      <text:p text:style-name="P16">git add -A <text:span text:style-name="T9">=&gt; add all the file</text:span></text:p>
      <text:p text:style-name="P17">git add filename=&gt; add single file</text:p>
      <text:p text:style-name="P17">git commit -m “msg” =&gt; commit single file</text:p>
      <text:p text:style-name="P17">git commit -a -m “msg” =&gt; commit multiple file<text:span text:style-name="T10">s.</text:span></text:p>
      <text:p text:style-name="P25">Git log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23:12.112852531</meta:creation-date>
    <dc:date>2020-07-02T11:46:49.318051945</dc:date>
    <meta:editing-duration>PT2H12M37S</meta:editing-duration>
    <meta:editing-cycles>16</meta:editing-cycles>
    <meta:generator>LibreOffice/6.4.2.2$Linux_X86_64 LibreOffice_project/40$Build-2</meta:generator>
    <meta:document-statistic meta:table-count="0" meta:image-count="0" meta:object-count="0" meta:page-count="1" meta:paragraph-count="30" meta:word-count="175" meta:character-count="1006" meta:non-whitespace-character-count="855"/>
  </office:meta>
</office:document-meta>
</file>